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usage id</text:p>
          </table:table-cell>
          <table:table-cell office:value-type="string" calcext:value-type="string">
            <text:p>keycode</text:p>
          </table:table-cell>
          <table:table-cell/>
          <table:table-cell office:value-type="string" calcext:value-type="string">
            <text:p>with shift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IME変換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sc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重複?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Default"/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半角/全角</text:p>
          </table:table-cell>
          <table:table-cell office:value-type="string" calcext:value-type="string">
            <text:p>あ &lt;--&gt; A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CapsLock</text:p>
          </table:table-cell>
          <table:table-cell office:value-type="string" calcext:value-type="string">
            <text:p>あ &lt;--&gt; _A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rintScre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ScrollLo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useBreak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office:value-type="string" calcext:value-type="string">
            <text:p>Inser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ge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geD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→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←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↑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NumLo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keypad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geDn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←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→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↑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Page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sert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pplication</text:p>
          </table:table-cell>
          <table:table-cell office:value-type="string" calcext:value-type="string">
            <text:p>右クリック相当?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table:style-name="Default" office:value-type="string" calcext:value-type="string">
            <text:p>Keyboard International1</text:p>
          </table:table-cell>
          <table:table-cell/>
          <table:table-cell office:value-type="string" calcext:value-type="string">
            <text:p>_, \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Default" office:value-type="string" calcext:value-type="string">
            <text:p>Keyboard International2</text:p>
          </table:table-cell>
          <table:table-cell/>
          <table:table-cell office:value-type="string" calcext:value-type="string">
            <text:p>カタカナ/ひらがな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table:style-name="Default" office:value-type="string" calcext:value-type="string">
            <text:p>Keyboard International3</text:p>
          </table:table-cell>
          <table:table-cell/>
          <table:table-cell office:value-type="string" calcext:value-type="string">
            <text:p>\, |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Default" office:value-type="string" calcext:value-type="string">
            <text:p>Keyboard International4</text:p>
          </table:table-cell>
          <table:table-cell/>
          <table:table-cell office:value-type="string" calcext:value-type="string">
            <text:p>変換/全候補</text:p>
          </table:table-cell>
          <table:table-cell/>
          <table:table-cell office:value-type="string" calcext:value-type="string">
            <text:p>&lt;--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table:style-name="Default" office:value-type="string" calcext:value-type="string">
            <text:p>Keyboard International5</text:p>
          </table:table-cell>
          <table:table-cell/>
          <table:table-cell office:value-type="string" calcext:value-type="string">
            <text:p>無変換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 table:number-rows-repeated="10483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00/00/00</text:date>, <text:time style:data-style-name="N2" text:time-value="20:40:38.70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0:25:16.856000000</meta:creation-date>
    <dc:date>2019-07-13T23:38:18.385000000</dc:date>
    <meta:editing-duration>PT4H9M25S</meta:editing-duration>
    <meta:editing-cycles>8</meta:editing-cycles>
    <meta:generator>LibreOffice/6.2.1.2$Windows_X86_64 LibreOffice_project/7bcb35dc3024a62dea0caee87020152d1ee96e71</meta:generator>
    <meta:document-statistic meta:table-count="1" meta:cell-count="426" meta:object-count="0"/>
  </office:meta>
</office:document-meta>
</file>